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b2356" officeooo:paragraph-rsid="05db2356" style:font-name-complex="David CLM"/>
    </style:style>
    <style:style style:name="P5" style:family="paragraph" style:parent-style-name="Text_20_body">
      <style:text-properties style:font-name="David CLM" officeooo:rsid="059c86c4" officeooo:paragraph-rsid="05dac12a" style:font-name-complex="David CLM"/>
    </style:style>
    <style:style style:name="P6" style:family="paragraph" style:parent-style-name="Text_20_body">
      <style:text-properties style:font-name="David CLM" officeooo:rsid="05d818a9" officeooo:paragraph-rsid="05d818a9" style:font-name-complex="David CLM"/>
    </style:style>
    <style:style style:name="P7" style:family="paragraph" style:parent-style-name="Text_20_body">
      <style:text-properties officeooo:rsid="05ef6ec2" officeooo:paragraph-rsid="05ef6ec2"/>
    </style:style>
    <style:style style:name="P8" style:family="paragraph" style:parent-style-name="Text_20_body">
      <style:text-properties officeooo:rsid="05f05110" officeooo:paragraph-rsid="05f05110"/>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5db2356"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5db2356" style:font-size-asian="12pt" style:font-name-complex="David CLM" style:font-size-complex="12pt"/>
    </style:style>
    <style:style style:name="P11"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2"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b2356" style:font-size-asian="12pt" style:font-name-complex="David CLM"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c739d" style:font-size-asian="12pt"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b2356" officeooo:paragraph-rsid="05db2356" style:font-size-asian="12pt" style:font-style-asian="italic" style:font-weight-asian="normal"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b2356" style:font-size-asian="12pt" style:font-style-asian="italic" style:font-weight-asian="normal"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346a7" officeooo:paragraph-rsid="05f346a7" style:font-size-asian="12pt" style:font-style-asian="italic" style:font-weight-asian="normal" style:font-name-complex="David CLM" style:font-size-complex="12pt"/>
    </style:style>
    <style:style style:name="P2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69b24" officeooo:paragraph-rsid="05f69b24" style:font-size-asian="12pt" style:font-style-asian="italic" style:font-weight-asian="normal" style:font-name-complex="David CLM" style:font-size-complex="12pt"/>
    </style:style>
    <style:style style:name="P22"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5dbd" style:font-name-complex="David CLM"/>
    </style:style>
    <style:style style:name="P23"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24" style:family="paragraph" style:parent-style-name="Text_20_body">
      <style:paragraph-properties fo:margin-top="0in" fo:margin-bottom="0in" loext:contextual-spacing="false"/>
      <style:text-properties officeooo:rsid="05ef6ec2" officeooo:paragraph-rsid="05ef6ec2"/>
    </style:style>
    <style:style style:name="P25"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26" style:family="paragraph" style:parent-style-name="Text_20_body">
      <style:paragraph-properties fo:text-align="end" style:justify-single-word="false" style:writing-mode="rl-tb"/>
      <style:text-properties style:font-name="David CLM" officeooo:rsid="059e518c" officeooo:paragraph-rsid="05dac12a" style:font-name-complex="David CLM"/>
    </style:style>
    <style:style style:name="P27"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28"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29" style:family="paragraph" style:parent-style-name="Text_20_body">
      <style:paragraph-properties fo:text-align="end" style:justify-single-word="false" style:writing-mode="rl-tb"/>
      <style:text-properties officeooo:rsid="05e45cd6" officeooo:paragraph-rsid="05e10b7a"/>
    </style:style>
    <style:style style:name="P30" style:family="paragraph" style:parent-style-name="Table_20_Contents">
      <style:paragraph-properties fo:text-align="center" style:justify-single-word="false" style:writing-mode="rl-tb"/>
      <style:text-properties style:font-name="David CLM" fo:font-weight="bold" officeooo:rsid="059c86c4" officeooo:paragraph-rsid="05dac12a" style:font-weight-asian="bold" style:font-name-complex="David CLM" style:font-weight-complex="bold"/>
    </style:style>
    <style:style style:name="P31" style:family="paragraph" style:parent-style-name="Table_20_Contents">
      <style:paragraph-properties style:writing-mode="rl-tb"/>
      <style:text-properties style:font-name="David CLM" fo:font-weight="bold" officeooo:rsid="05a316ce" officeooo:paragraph-rsid="05dac12a" style:font-weight-asian="bold" style:font-name-complex="David CLM" style:font-weight-complex="bold"/>
    </style:style>
    <style:style style:name="P32" style:family="paragraph" style:parent-style-name="Table_20_Contents">
      <style:paragraph-properties style:writing-mode="rl-tb"/>
      <style:text-properties style:font-name="David CLM" officeooo:paragraph-rsid="05dac12a" style:font-name-complex="David CLM"/>
    </style:style>
    <style:style style:name="P33" style:family="paragraph" style:parent-style-name="Table_20_Contents">
      <style:paragraph-properties fo:text-align="center" style:justify-single-word="false" style:writing-mode="rl-tb"/>
      <style:text-properties style:font-name="David CLM" fo:font-size="14pt" officeooo:rsid="059dc5f2" officeooo:paragraph-rsid="05dac12a" style:font-size-asian="14pt" style:font-name-complex="David CLM" style:font-size-complex="14pt"/>
    </style:style>
    <style:style style:name="P34" style:family="paragraph" style:parent-style-name="Heading_20_2">
      <style:paragraph-properties fo:line-height="100%"/>
      <style:text-properties style:font-name="David CLM" officeooo:rsid="05735d0c" officeooo:paragraph-rsid="05db2356" style:font-name-complex="David CLM"/>
    </style:style>
    <style:style style:name="P35" style:family="paragraph" style:parent-style-name="Heading_20_2">
      <style:paragraph-properties fo:line-height="100%"/>
      <style:text-properties style:font-name="David CLM" officeooo:rsid="05735d0c" officeooo:paragraph-rsid="05dfc5bd" style:font-name-complex="David CLM"/>
    </style:style>
    <style:style style:name="P36" style:family="paragraph" style:parent-style-name="Heading_20_2">
      <style:text-properties style:font-name="David CLM" officeooo:rsid="05735d0c" officeooo:paragraph-rsid="05dac12a" style:font-name-complex="David CLM"/>
    </style:style>
    <style:style style:name="P37" style:family="paragraph" style:parent-style-name="Heading_20_2">
      <style:text-properties style:font-name="David CLM" officeooo:rsid="05735d0c" officeooo:paragraph-rsid="0596ca4a" style:font-name-complex="David CLM"/>
    </style:style>
    <style:style style:name="P38" style:family="paragraph" style:parent-style-name="Table_20_Contents">
      <style:paragraph-properties fo:text-align="center" style:justify-single-word="false"/>
      <style:text-properties style:font-name="David CLM" fo:font-size="14pt" officeooo:rsid="059dc5f2" officeooo:paragraph-rsid="05dac12a" style:font-size-asian="14pt" style:font-name-complex="David CLM" style:font-size-complex="14pt"/>
    </style:style>
    <style:style style:name="P39" style:family="paragraph" style:parent-style-name="Table_20_Contents">
      <style:text-properties style:font-name="David CLM" fo:font-weight="bold" officeooo:rsid="05a316ce" officeooo:paragraph-rsid="05dac12a" style:font-weight-asian="bold" style:font-name-complex="David CLM" style:font-weight-complex="bold"/>
    </style:style>
    <style:style style:name="P40" style:family="paragraph" style:parent-style-name="Text_20_body">
      <style:paragraph-properties fo:text-align="start" style:justify-single-word="false" style:writing-mode="lr-tb"/>
    </style:style>
    <style:style style:name="P41" style:family="paragraph" style:parent-style-name="Heading_20_1">
      <style:paragraph-properties fo:line-height="100%"/>
      <style:text-properties style:font-name="David CLM" officeooo:rsid="05226f8d" officeooo:paragraph-rsid="04af6545" style:font-name-complex="David CLM"/>
    </style:style>
    <style:style style:name="P42"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43"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44"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45" style:family="paragraph" style:parent-style-name="Heading_20_2">
      <style:text-properties style:font-name="David CLM" officeooo:paragraph-rsid="06009c3a" style:font-name-complex="David CLM"/>
    </style:style>
    <style:style style:name="P46" style:family="paragraph" style:parent-style-name="Standard" style:list-style-name="L2">
      <style:paragraph-properties fo:text-align="start" style:justify-single-word="false" style:writing-mode="lr-tb"/>
      <style:text-properties style:font-name="David CLM" officeooo:rsid="059e518c" officeooo:paragraph-rsid="06009c3a" style:font-name-complex="David CLM"/>
    </style:style>
    <style:style style:name="P47" style:family="paragraph" style:parent-style-name="Standard" style:list-style-name="L2">
      <style:paragraph-properties fo:text-align="start" style:justify-single-word="false" style:writing-mode="lr-tb"/>
      <style:text-properties officeooo:paragraph-rsid="06009c3a"/>
    </style:style>
    <style:style style:name="P48" style:family="paragraph" style:parent-style-name="Standard" style:list-style-name="L2">
      <style:paragraph-properties fo:text-align="start" style:justify-single-word="false" style:writing-mode="lr-tb"/>
      <style:text-properties officeooo:rsid="04e6534b" officeooo:paragraph-rsid="06009c3a"/>
    </style:style>
    <style:style style:name="P49" style:family="paragraph" style:parent-style-name="Text_20_body">
      <style:paragraph-properties fo:text-align="end" style:justify-single-word="false" style:writing-mode="rl-tb"/>
      <style:text-properties style:font-name="David CLM" officeooo:rsid="059e518c" officeooo:paragraph-rsid="05d818a9" style:font-name-complex="David CLM"/>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fo:font-style="italic" fo:font-weight="normal" officeooo:rsid="05e5e974" style:font-name-asian="David CLM1" style:font-style-asian="italic" style:font-weight-asian="normal" style:font-name-complex="David CLM1"/>
    </style:style>
    <style:style style:name="T19" style:family="text">
      <style:text-properties style:use-window-font-color="true" style:text-position="sub 58%" fo:font-style="italic" fo:font-weight="normal" style:font-style-asian="italic" style:font-weight-asian="normal"/>
    </style:style>
    <style:style style:name="T20" style:family="text">
      <style:text-properties style:use-window-font-color="true" style:text-position="sub 58%" fo:font-style="italic" fo:font-weight="normal" officeooo:rsid="04c84b90" style:font-style-asian="italic" style:font-weight-asian="normal"/>
    </style:style>
    <style:style style:name="T21" style:family="text">
      <style:text-properties style:use-window-font-color="true" style:text-position="sub 58%" fo:font-style="italic" fo:font-weight="normal" officeooo:rsid="05e45cd6" style:font-style-asian="italic" style:font-weight-asian="normal"/>
    </style:style>
    <style:style style:name="T22" style:family="text">
      <style:text-properties style:use-window-font-color="true" style:text-position="super 58%" fo:font-style="italic" fo:font-weight="normal" officeooo:rsid="05db2356" style:font-style-asian="italic" style:font-weight-asian="normal"/>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fo:font-weight="bold" officeooo:rsid="044d6347" style:font-weight-asian="bold" style:font-weight-complex="bold"/>
    </style:style>
    <style:style style:name="T34" style:family="text">
      <style:text-properties officeooo:rsid="05f2192d"/>
    </style:style>
    <style:style style:name="T35" style:family="text">
      <style:text-properties officeooo:rsid="05f25fb7"/>
    </style:style>
    <style:style style:name="T36" style:family="text">
      <style:text-properties officeooo:rsid="05f95ff9"/>
    </style:style>
    <style:style style:name="T37" style:family="text">
      <style:text-properties officeooo:rsid="05fb4f01"/>
    </style:style>
    <style:style style:name="T38" style:family="text">
      <style:text-properties style:font-name="Liberation Sans" fo:font-weight="normal" style:font-weight-asian="normal" style:font-name-complex="David CLM" style:font-weight-complex="normal"/>
    </style:style>
    <style:style style:name="T39" style:family="text">
      <style:text-properties style:font-name="Liberation Sans" fo:font-weight="normal" officeooo:rsid="04e9b882" style:font-weight-asian="normal" style:font-name-complex="David CLM" style:font-weight-complex="normal"/>
    </style:style>
    <style:style style:name="T40" style:family="text">
      <style:text-properties style:font-name="Liberation Sans" fo:font-weight="normal" officeooo:rsid="04e50d58" style:font-weight-asian="normal" style:font-name-complex="David CLM" style:font-weight-complex="normal"/>
    </style:style>
    <style:style style:name="T41" style:family="text">
      <style:text-properties style:font-name="Liberation Sans" fo:font-weight="normal" officeooo:rsid="04e54b20" style:font-weight-asian="normal" style:font-name-complex="David CLM" style:font-weight-complex="normal"/>
    </style:style>
    <style:style style:name="T42" style:family="text">
      <style:text-properties style:font-name="Liberation Sans" fo:font-weight="normal" officeooo:rsid="04e9d141" style:font-weight-asian="normal" style:font-name-complex="David CLM" style:font-weight-complex="normal"/>
    </style:style>
    <style:style style:name="T43" style:family="text">
      <style:text-properties style:font-name="Liberation Sans" fo:font-weight="normal" style:font-weight-asian="normal" style:font-weight-complex="normal"/>
    </style:style>
    <style:style style:name="T44" style:family="text">
      <style:text-properties style:font-name="Liberation Sans" fo:font-weight="normal" officeooo:rsid="04e9b882" style:font-weight-asian="normal" style:font-weight-complex="normal"/>
    </style:style>
    <style:style style:name="T45" style:family="text">
      <style:text-properties style:font-name="Liberation Sans" fo:font-weight="normal" officeooo:rsid="04eb4474" style:font-weight-asian="normal" style:font-weight-complex="normal"/>
    </style:style>
    <style:style style:name="T46" style:family="text">
      <style:text-properties style:font-name="Liberation Sans" fo:font-weight="normal" officeooo:rsid="04e50d58" style:font-weight-asian="normal" style:font-weight-complex="normal"/>
    </style:style>
    <style:style style:name="T47" style:family="text">
      <style:text-properties style:font-name="Liberation Sans" fo:font-weight="bold" officeooo:rsid="04e54b20" style:font-weight-asian="normal" style:font-name-complex="David CLM" style:font-weight-complex="normal"/>
    </style:style>
    <style:style style:name="T48" style:family="text">
      <style:text-properties style:font-name="Liberation Sans" fo:font-weight="bold" officeooo:rsid="04eb4474" style:font-weight-asian="normal"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מטלה - חלוקה יעילה</text:h>
      <text:p text:style-name="P3">יש לענות על שאלה אחת לבחירתכם.</text:p>
      <text:p text:style-name="P34">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9"><text:span text:style-name="T7">Maximize <text:s text:c="2"/></text:span><text:span text:style-name="T8">(</text:span><text:span text:style-name="T7">V</text:span><text:span text:style-name="T20">1</text:span><text:span text:style-name="T7">(X</text:span><text:span text:style-name="T20">1</text:span><text:span text:style-name="T7">)</text:span><text:span text:style-name="T8">)</text:span><text:span text:style-name="T9"> </text:span><text:span text:style-name="T22">0.6</text:span><text:span text:style-name="T9"> <text:s/></text:span><text:span text:style-name="T7">+ </text:span><text:span text:style-name="T9"><text:s/></text:span><text:span text:style-name="T12">(</text:span><text:span text:style-name="T7">V</text:span><text:span text:style-name="T20">2</text:span><text:span text:style-name="T7">(X</text:span><text:span text:style-name="T20">2</text:span><text:span text:style-name="T7">)</text:span><text:span text:style-name="T12">)</text:span><text:span text:style-name="T11"> </text:span><text:span text:style-name="T22">0.6</text:span></text:p>
      <text:p text:style-name="P10"><text:span text:style-name="T6">such that <text:s text:c="2"/>(X</text:span><text:span text:style-name="T19">1</text:span><text:span text:style-name="T6">,X</text:span><text:span text:style-name="T19">2</text:span><text:span text:style-name="T6">) is a partition</text:span></text:p>
      <text:p text:style-name="P20">(מציאת מקסימום של הסכום של הערכים בחזקת 0.6).</text:p>
      <text:p text:style-name="P13"><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8"/>
      <text:p text:style-name="P14"><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17"/>
      <text:p text:style-name="P36">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30">דיסק</text:p>
          </table:table-cell>
          <table:table-cell table:style-name="Table1.A1" office:value-type="string">
            <text:p text:style-name="P30">מעבד</text:p>
          </table:table-cell>
          <table:table-cell table:style-name="Table1.A1" office:value-type="string">
            <text:p text:style-name="P30">זיכרון</text:p>
          </table:table-cell>
          <table:table-cell table:style-name="Table1.D1" office:value-type="string">
            <text:p text:style-name="P32"/>
          </table:table-cell>
        </table:table-row>
        <table:table-row>
          <table:table-cell table:style-name="Table1.A2" office:value-type="string">
            <text:p text:style-name="P33">1</text:p>
          </table:table-cell>
          <table:table-cell table:style-name="Table1.A2" office:value-type="string">
            <text:p text:style-name="P33">2</text:p>
          </table:table-cell>
          <table:table-cell table:style-name="Table1.A2" office:value-type="string">
            <text:p text:style-name="P33">3</text:p>
          </table:table-cell>
          <table:table-cell table:style-name="Table1.D2" office:value-type="string">
            <text:p text:style-name="P31">עמי</text:p>
          </table:table-cell>
        </table:table-row>
        <table:table-row>
          <table:table-cell table:style-name="Table1.A2" office:value-type="string">
            <text:p text:style-name="P33">4</text:p>
          </table:table-cell>
          <table:table-cell table:style-name="Table1.A2" office:value-type="string">
            <text:p text:style-name="P33">5</text:p>
          </table:table-cell>
          <table:table-cell table:style-name="Table1.A2" office:value-type="string">
            <text:p text:style-name="P33">6</text:p>
          </table:table-cell>
          <table:table-cell table:style-name="Table1.D2" office:value-type="string">
            <text:p text:style-name="P31">תמי</text:p>
          </table:table-cell>
        </table:table-row>
        <table:table-row>
          <table:table-cell table:style-name="Table1.A2" office:value-type="string">
            <text:p text:style-name="P38">7</text:p>
          </table:table-cell>
          <table:table-cell table:style-name="Table1.A2" office:value-type="string">
            <text:p text:style-name="P38">8</text:p>
          </table:table-cell>
          <table:table-cell table:style-name="Table1.A2" office:value-type="string">
            <text:p text:style-name="P38">9</text:p>
          </table:table-cell>
          <table:table-cell table:style-name="Table1.D2" office:value-type="string">
            <text:p text:style-name="P39">צומי</text:p>
          </table:table-cell>
        </table:table-row>
      </table:table>
      <text:p text:style-name="P26"/>
      <text:p text:style-name="P26">כיתבו <text:span text:style-name="T4">פקודה בשפת Mathematica (או בשפה אחרת לבחירתכם) המוצאת חלוקה יעילה-פארטו וללא קנאה של משאבי המיחשוב. </text:span></text:p>
      <text:p text:style-name="P23">שאלה <text:span text:style-name="T31">3: יעילות-פארטו חלשה וחזקה</text:span></text:p>
      <text:p text:style-name="P25"/>
      <text:p text:style-name="P24"><text:span text:style-name="T32">הגדרות</text:span>: </text:p>
      <text:list xml:id="list169498524" text:style-name="L1">
        <text:list-item>
          <text:p text:style-name="P42"><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3"><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4"/>
        </text:list-item>
      </text:list>
      <text:p text:style-name="P7">א. תנו דוגמה לחלוק<text:span text:style-name="T36">ה</text:span> שהיא יעילה-פארטו-חלש אבל לא יעילה-פארטו.</text:p>
      <text:p text:style-name="P7">ב. הוכיחו שכל חלוקה יעילה-פארטו היא גם יעילה-פארטו-חלש.</text:p>
      <text:p text:style-name="P7">ג. הוכיחו, שאם <text:span text:style-name="T34">פונקציות הערך של </text:span>כל השחקנים <text:span text:style-name="T34">הן חיוביות ממש בכל נקודה ונקודה בעוגה, </text:span>אז כל חלוקה יעילה-פארטו-חלש היא גם יעילה-פארטו.</text:p>
      <text:p text:style-name="P8">ד. הוכיחו, שאם לכל השחקנים ישנה אותה פונקציית-ערך, אז כל <text:span text:style-name="T35">החלוקות הן יעילות-</text:span>פארטו<text:span text:style-name="T35">.</text:span></text:p>
      <text:p text:style-name="P23"><text:soft-page-break/></text:p>
      <text:p text:style-name="P35">שאלה <text:span text:style-name="T31">4: מיקסום סכום הערכים תחת אילוצי הגינות</text:span></text:p>
      <text:p text:style-name="P29">נתונה הבעיה:</text:p>
      <text:p text:style-name="P11"><text:span text:style-name="T7">Maximize <text:s text:c="2"/>V</text:span><text:span text:style-name="T20">1</text:span><text:span text:style-name="T7">(X</text:span><text:span text:style-name="T20">1</text:span><text:span text:style-name="T7">)</text:span><text:span text:style-name="T9"> <text:s/></text:span><text:span text:style-name="T7">+ </text:span><text:span text:style-name="T9"><text:s/></text:span><text:span text:style-name="T7">V</text:span><text:span text:style-name="T20">2</text:span><text:span text:style-name="T7">(X</text:span><text:span text:style-name="T20">2</text:span><text:span text:style-name="T7">)</text:span></text:p>
      <text:p text:style-name="P12"><text:span text:style-name="T6">such that <text:s/>(X</text:span><text:span text:style-name="T19">1</text:span><text:span text:style-name="T6">,X</text:span><text:span text:style-name="T19">2</text:span><text:span text:style-name="T6">) is a partition</text:span><text:span text:style-name="T13"> </text:span><text:span text:style-name="T17"><text:s/></text:span></text:p>
      <text:p text:style-name="P12"><text:span text:style-name="T17"><text:s text:c="5"/></text:span><text:span text:style-name="T13">and <text:s/></text:span><text:span text:style-name="T17"><text:s/></text:span><text:span text:style-name="T6">V</text:span><text:span text:style-name="T19">1</text:span><text:span text:style-name="T6">(X</text:span><text:span text:style-name="T19">1</text:span><text:span text:style-name="T6">)</text:span><text:span text:style-name="T13"> </text:span><text:span text:style-name="T18">≥</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1">2</text:span><text:span text:style-name="T6">(X</text:span><text:span text:style-name="T21">2</text:span><text:span text:style-name="T6">)</text:span><text:span text:style-name="T14"> </text:span><text:span text:style-name="T18">≥</text:span><text:span text:style-name="T13"> </text:span><text:span text:style-name="T15">1/2</text:span></text:p>
      <text:p text:style-name="P15"><text:span text:style-name="T6">א. הוכיחו </text:span><text:span text:style-name="T16">שהפתרון לבעיה הוא </text:span><text:span text:style-name="T6">תמיד </text:span><text:span text:style-name="T15">חלוקה פרופורציונלית.</text:span></text:p>
      <text:p text:style-name="P16"><text:span text:style-name="T15">ב</text:span><text:span text:style-name="T6">. הוכיחו שהפתרון לבעיה הוא תמיד חלוקה יעילה-פארטו.</text:span></text:p>
      <text:p text:style-name="P19">ג. הוכיחו שהפתרון לבעיה הוא תמיד חלוקה ללא-קנאה.</text:p>
      <text:p text:style-name="P21"/>
      <text:p text:style-name="P22"/>
      <text:p text:style-name="P37">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40">class Agent {</text:p>
      <text:p text:style-name="P40"><text:tab/>double value(int option); <text:s/></text:p>
      <text:p text:style-name="P40"><text:s text:c="11"/>// INPUT: <text:s text:c="2"/>the index of an option.</text:p>
      <text:p text:style-name="P40"><text:s text:c="11"/>// OUTPUT: <text:s/>the value of the option to the agent.</text:p>
      <text:p text:style-name="P40">}</text:p>
      <text:p text:style-name="P28">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40">bool isParetoImprovement(Agent[] agents, int option1, int option2)</text:p>
      <text:p text:style-name="P27"><text:span text:style-name="T1">ב</text:span>. כיתבו <text:span text:style-name="T1">אלגוריתם המקבל מערך של שחקנים, אפשרות, ומערך של כל האפשרויות, ובודק האם האפשרות הנתונה יעילה פארטו:</text:span></text:p>
      <text:p text:style-name="P40">bool isParetoOptimal(Agent[] agents, int option, <text:span text:style-name="T37">int[] allOptions</text:span>)</text:p>
      <text:p text:style-name="P49"/>
      <text:p text:style-name="P49"/>
      <text:p text:style-name="P49"/>
      <text:p text:style-name="P49"/>
      <text:p text:style-name="P49"/>
      <text:p text:style-name="P45"><text:soft-page-break/><text:span text:style-name="T32">מאמרים</text:span><text:span text:style-name="T33"> להרחבה ולמטלת רשות</text:span></text:p>
      <text:list xml:id="list714166754" text:style-name="L2">
        <text:list-item>
          <text:p text:style-name="P47"><text:bookmark text:name="a1_Ctrl"/><text:a xlink:type="simple" xlink:href="https://onlinelibrary.wiley.com/action/doSearch?ContribAuthorStored=Bogomolnaia%2C+Anna" text:style-name="Internet_20_link" text:visited-style-name="Visited_20_Internet_20_Link"><text:span text:style-name="T38">Anna Bogomolnaia</text:span></text:a><text:span text:style-name="T38"> </text:span><text:span text:style-name="T40">, </text:span><text:bookmark text:name="a2_Ctrl"/><text:a xlink:type="simple" xlink:href="https://onlinelibrary.wiley.com/action/doSearch?ContribAuthorStored=Moulin%2C+Hervé" text:style-name="Internet_20_link" text:visited-style-name="Visited_20_Internet_20_Link"><text:span text:style-name="T43">Hervé Moulin</text:span></text:a><text:span text:style-name="T43"> </text:span><text:span text:style-name="T46">, </text:span><text:bookmark text:name="a3_Ctrl"/><text:a xlink:type="simple" xlink:href="https://onlinelibrary.wiley.com/action/doSearch?ContribAuthorStored=Sandomirskiy%2C+Fedor" text:style-name="Internet_20_link" text:visited-style-name="Visited_20_Internet_20_Link"><text:span text:style-name="T43">Fedor Sandomirskiy</text:span></text:a><text:span text:style-name="T43"> </text:span><text:span text:style-name="T46">, </text:span><text:bookmark text:name="a4_Ctrl"/><text:a xlink:type="simple" xlink:href="https://onlinelibrary.wiley.com/action/doSearch?ContribAuthorStored=Yanovskaya%2C+Elena" text:style-name="Internet_20_link" text:visited-style-name="Visited_20_Internet_20_Link"><text:span text:style-name="T43">Elena Yanovskaya</text:span></text:a><text:span text:style-name="T46"> (2017): <text:s text:c="2"/>"</text:span><text:bookmark text:name="LpFKZZ3yBy4J"/><text:a xlink:type="simple" xlink:href="https://onlinelibrary.wiley.com/doi/abs/10.3982/ECTA14564" text:style-name="Internet_20_link" text:visited-style-name="Visited_20_Internet_20_Link"><text:span text:style-name="T38">Competitive division of a mixed manna‏</text:span></text:a><text:span text:style-name="T40">"</text:span></text:p>
        </text:list-item>
        <text:list-item>
          <text:p text:style-name="P47"><text:span text:style-name="T41">Walter Stromquist (2007), "</text:span><text:a xlink:type="simple" xlink:href="http://drops.dagstuhl.de/opus/volltexte/2007/1219/" text:style-name="Internet_20_link" text:visited-style-name="Visited_20_Internet_20_Link"><text:span text:style-name="T38">A Pie That Can't Be Cut Fairly</text:span></text:a><text:span text:style-name="T41">"</text:span></text:p>
        </text:list-item>
        <text:list-item>
          <text:p text:style-name="P48"><text:span text:style-name="T41">Dall’Aglio, M.</text:span><text:span text:style-name="T38"> </text:span><text:span text:style-name="T41">(2001): </text:span><text:span text:style-name="T38">"</text:span><text:span text:style-name="T41">The Dubins–Spanier optimization problem in fair division theory</text:span><text:span text:style-name="T38">"</text:span><text:span text:style-name="T41">. J. Comput. Appl. Math.</text:span><text:span text:style-name="T38"> </text:span><text:span text:style-name="T41">130(1–2), 17–40 </text:span></text:p>
        </text:list-item>
        <text:list-item>
          <text:p text:style-name="P48"><text:span text:style-name="T41">Dall’Aglio, M., Hill, T.P. (2003): </text:span><text:span text:style-name="T38">"</text:span><text:span text:style-name="T41">Maximin share and minimax envy in fair-division problems</text:span><text:span text:style-name="T38">"</text:span><text:span text:style-name="T41">. J. Math. Anal. Appl.</text:span></text:p>
        </text:list-item>
        <text:list-item>
          <text:p text:style-name="P47"><text:a xlink:type="simple" xlink:href="https://scholar.google.co.il/citations?user=LfuSgb4AAAAJ&amp;hl=iw&amp;oi=sra" text:style-name="Internet_20_link" text:visited-style-name="Visited_20_Internet_20_Link"><text:span text:style-name="T39">D Kurokawa</text:span></text:a><text:span text:style-name="T39">, </text:span><text:a xlink:type="simple" xlink:href="https://scholar.google.co.il/citations?user=8ZpV-lkAAAAJ&amp;hl=iw&amp;oi=sra" text:style-name="Internet_20_link" text:visited-style-name="Visited_20_Internet_20_Link"><text:span text:style-name="T39">AD </text:span></text:a><text:a xlink:type="simple" xlink:href="https://scholar.google.co.il/citations?user=8ZpV-lkAAAAJ&amp;hl=iw&amp;oi=sra" text:style-name="Internet_20_link" text:visited-style-name="Visited_20_Internet_20_Link"><text:span text:style-name="T39">Procaccia</text:span></text:a><text:span text:style-name="T39">, </text:span><text:a xlink:type="simple" xlink:href="https://scholar.google.co.il/citations?user=klcw_tAAAAAJ&amp;hl=iw&amp;oi=sra" text:style-name="Internet_20_link" text:visited-style-name="Visited_20_Internet_20_Link"><text:span text:style-name="T39">N Shah</text:span></text:a><text:span text:style-name="T39"> (201</text:span><text:span text:style-name="T42">8</text:span><text:span text:style-name="T39">), </text:span><text:bookmark text:name="_8LDX7RoakkJ"/><text:span text:style-name="T39">"</text:span><text:bookmark text:name="F7BsbDAa0P4J"/><text:a xlink:type="simple" xlink:href="https://dl.acm.org/citation.cfm?id=3274641" text:style-name="Internet_20_link" text:visited-style-name="Visited_20_Internet_20_Link"><text:span text:style-name="T41">Leximin</text:span></text:a><text:a xlink:type="simple" xlink:href="https://dl.acm.org/citation.cfm?id=3274641" text:style-name="Internet_20_link" text:visited-style-name="Visited_20_Internet_20_Link"><text:span text:style-name="T47"> </text:span></text:a><text:a xlink:type="simple" xlink:href="https://dl.acm.org/citation.cfm?id=3274641" text:style-name="Internet_20_link" text:visited-style-name="Visited_20_Internet_20_Link"><text:span text:style-name="T41">Allocations in the Real</text:span></text:a><text:a xlink:type="simple" xlink:href="https://dl.acm.org/citation.cfm?id=3274641" text:style-name="Internet_20_link" text:visited-style-name="Visited_20_Internet_20_Link"><text:span text:style-name="T42"> </text:span></text:a><text:a xlink:type="simple" xlink:href="https://dl.acm.org/citation.cfm?id=3274641" text:style-name="Internet_20_link" text:visited-style-name="Visited_20_Internet_20_Link"><text:span text:style-name="T41">World‏</text:span></text:a><text:span text:style-name="T39">".</text:span></text:p>
        </text:list-item>
        <text:list-item>
          <text:p text:style-name="P46"><text:a xlink:type="simple" xlink:href="https://scholar.google.co.il/citations?user=x_7xA0UAAAAJ&amp;hl=iw&amp;oi=sra" text:style-name="Internet_20_link" text:visited-style-name="Visited_20_Internet_20_Link"><text:span text:style-name="T44">Y Chen</text:span></text:a><text:span text:style-name="T44">, JK Lai, </text:span><text:a xlink:type="simple" xlink:href="https://scholar.google.co.il/citations?user=JUn8PgwAAAAJ&amp;hl=iw&amp;oi=sra" text:style-name="Internet_20_link" text:visited-style-name="Visited_20_Internet_20_Link"><text:span text:style-name="T44">DC Parkes</text:span></text:a><text:span text:style-name="T44">, </text:span><text:a xlink:type="simple" xlink:href="https://scholar.google.co.il/citations?user=8ZpV-lkAAAAJ&amp;hl=iw&amp;oi=sra" text:style-name="Internet_20_link" text:visited-style-name="Visited_20_Internet_20_Link"><text:span text:style-name="T44">AD </text:span></text:a><text:a xlink:type="simple" xlink:href="https://scholar.google.co.il/citations?user=8ZpV-lkAAAAJ&amp;hl=iw&amp;oi=sra" text:style-name="Internet_20_link" text:visited-style-name="Visited_20_Internet_20_Link"><text:span text:style-name="T44">Procaccia</text:span></text:a><text:span text:style-name="T48"> </text:span><text:span text:style-name="T45">(2013): "</text:span><text:bookmark text:name="bQlzvzyAWQ0J"/><text:a xlink:type="simple" xlink:href="https://www.sciencedirect.com/science/article/pii/S0899825612001571" text:style-name="Internet_20_link" text:visited-style-name="Visited_20_Internet_20_Link"><text:span text:style-name="T45">Truth, justice, and </text:span></text:a><text:a xlink:type="simple" xlink:href="https://www.sciencedirect.com/science/article/pii/S0899825612001571" text:style-name="Internet_20_link" text:visited-style-name="Visited_20_Internet_20_Link"><text:span text:style-name="T45">cake</text:span></text:a><text:a xlink:type="simple" xlink:href="https://www.sciencedirect.com/science/article/pii/S0899825612001571" text:style-name="Internet_20_link" text:visited-style-name="Visited_20_Internet_20_Link"><text:span text:style-name="T48"> </text:span></text:a><text:a xlink:type="simple" xlink:href="https://www.sciencedirect.com/science/article/pii/S0899825612001571" text:style-name="Internet_20_link" text:visited-style-name="Visited_20_Internet_20_Link"><text:span text:style-name="T45">cutting‏</text:span></text:a><text:span text:style-name="T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17:43.363861377</dc:date>
    <meta:editing-duration>P11DT13H12M32S</meta:editing-duration>
    <meta:editing-cycles>1366</meta:editing-cycles>
    <meta:document-statistic meta:table-count="1" meta:image-count="0" meta:object-count="0" meta:page-count="3" meta:paragraph-count="64" meta:word-count="545" meta:character-count="3169" meta:non-whitespace-character-count="2644"/>
  </office:meta>
</office:document-meta>
</file>